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6" style:family="table-row">
      <style:table-row-properties style:min-row-height="0.556cm"/>
    </style:style>
    <style:style style:name="P1" style:family="paragraph" style:parent-style-name="Standard">
      <style:text-properties fo:font-size="20pt" fo:font-style="italic" fo:font-weight="bold" officeooo:rsid="000f7c32" officeooo:paragraph-rsid="000f7c32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officeooo:rsid="000f7c32" officeooo:paragraph-rsid="000f7c32"/>
    </style:style>
    <style:style style:name="P3" style:family="paragraph" style:parent-style-name="Standard">
      <style:text-properties fo:font-size="16pt" fo:font-weight="bold" officeooo:rsid="000f7c32" officeooo:paragraph-rsid="000f7c32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bold" officeooo:rsid="000f7c32" officeooo:paragraph-rsid="000f7c3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f7c32" officeooo:paragraph-rsid="000f7c32"/>
    </style:style>
    <style:style style:name="P6" style:family="paragraph" style:parent-style-name="Table_20_Contents">
      <style:paragraph-properties fo:text-align="center" style:justify-single-word="false"/>
      <style:text-properties officeooo:rsid="0010085d" officeooo:paragraph-rsid="0010085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: 4</text:p>
      <text:p text:style-name="P2"/>
      <text:p text:style-name="P3">Informe Técnico: Configuración de Máquinas Virtuales con Windows Server y Ubuntu Server</text:p>
      <text:p text:style-name="P2"><text:span text:style-name="T1"/></text:p>
      <text:p text:style-name="P4">1. Introducción</text:p>
      <text:p text:style-name="P4"/>
      <text:p text:style-name="P2">Este informe detalla el proceso de instalación y configuración de dos máquinas virtuales (VM) utilizando VirtualBox: una con Windows Server 2019 y otra con Ubuntu Server. Además, se analizan las ventajas y desventajas de ambos sistemas operativos en un entorno de servidor.</text:p>
      <text:p text:style-name="P2"/>
      <text:p text:style-name="P4">2. Instalación de las Máquinas Virtuales</text:p>
      <text:p text:style-name="P2"/>
      <text:p text:style-name="P2">Pasos realizados:</text:p>
      <text:p text:style-name="P2"/>
      <text:p text:style-name="P2">1. Habilitación de virtualización en la BIOS: Se aseguró que la opción de virtualización estuviera activada en el hardware físico.</text:p>
      <text:p text:style-name="P2">2. Instalación de VirtualBox: Se descargó e instaló la última versión de VirtualBox.</text:p>
      <text:p text:style-name="P2">3. Descarga de ISOs: Se obtuvieron las imágenes ISO de:</text:p>
      <text:p text:style-name="P2"><text:s text:c="3"/>- Windows Server 2019 Standard Evaluation (64-bit, español).</text:p>
      <text:p text:style-name="P2"><text:s text:c="3"/>- Ubuntu Server.</text:p>
      <text:p text:style-name="P2">4. Configuración de las VM:</text:p>
      <text:p text:style-name="P2"><text:s text:c="3"/>- Windows Server:</text:p>
      <text:p text:style-name="P2"><text:s text:c="5"/>- Nombre: WindowsServer.</text:p>
      <text:p text:style-name="P2"><text:s text:c="5"/>- Memoria RAM: 4096 MB.</text:p>
      <text:p text:style-name="P2"><text:s text:c="5"/>- Procesadores: 2 CPUs.</text:p>
      <text:p text:style-name="P2"><text:s text:c="5"/>- ISO seleccionada: Windows Server 2019x64FRE_es-es.iso.</text:p>
      <text:p text:style-name="P2"><text:s text:c="3"/>- Ubuntu Server:</text:p>
      <text:p text:style-name="P2"><text:s text:c="5"/>- Configuración similar, pero con la ISO correspondiente.</text:p>
      <text:p text:style-name="P2">5. Instalación y primer inicio: Se completó la instalación siguiendo los asistentes de VirtualBox.</text:p>
      <text:p text:style-name="P2"/>
      <text:p text:style-name="P4">3. Configuración de IP Estática y Comunicación entre Vms</text:p>
      <text:p text:style-name="P4"/>
      <text:p text:style-name="P2">Configuración en Windows Server:</text:p>
      <text:p text:style-name="P2"/>
      <text:p text:style-name="P2">1. Se accedió a Configuración &gt; Red &gt; Cambiar opciones del adaptador.</text:p>
      <text:p text:style-name="P2">2. Se configuró el Protocolo de Internet versión 4 (TCP/IPv4) con:</text:p>
      <text:p text:style-name="P2"><text:s text:c="3"/>- IP:192.168.1.15.</text:p>
      <text:p text:style-name="P2"><text:s text:c="3"/>- Máscara de subred: 255.255.255.0.</text:p>
      <text:p text:style-name="P2"><text:s text:c="3"/>- Puerta de enlace: 192.168.1.1.</text:p>
      <text:p text:style-name="P2"/>
      <text:p text:style-name="P2">Configuración en Ubuntu Server:</text:p>
      <text:p text:style-name="P2"/>
      <text:p text:style-name="P2">1. Se editó el archivo de configuración en /etc/netplan/ usando sudo nano.</text:p>
      <text:p text:style-name="P2">2. Se aplicó la configuración con netplan apply.</text:p>
      <text:p text:style-name="P2">3. Se asignó la IP estática: 192.168.1.20.</text:p>
      <text:p text:style-name="P2"/>
      <text:p text:style-name="P2">Verificación de la conexión:</text:p>
      <text:p text:style-name="P2"/>
      <text:p text:style-name="P2">- Se utilizó el comando ping entre ambas máquinas para confirmar la comunicación:</text:p>
      <text:p text:style-name="P2"/>
      <text:p text:style-name="P2"><text:soft-page-break/><text:s text:c="2"/>- Desde Windows Server: ping 192.168.1.20</text:p>
      <text:p text:style-name="P2"><text:s text:c="4"/></text:p>
      <text:p text:style-name="P2"><text:s text:c="2"/>- Desde Ubuntu Server: ping 192.168.1.15</text:p>
      <text:p text:style-name="P2"/>
      <text:p text:style-name="P2">- Resultado: Las máquinas intercambiaron paquetes correctamente, confirmando que estaban en la misma red.</text:p>
      <text:p text:style-name="P2"/>
      <text:p text:style-name="P4">4. Comparativa entre Windows Server y Ubuntu Server</text:p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Aspecto</text:p>
          </table:table-cell>
          <table:table-cell table:style-name="Tabla1.A1" office:value-type="string">
            <text:p text:style-name="P5">Windows Server</text:p>
          </table:table-cell>
          <table:table-cell table:style-name="Tabla1.A1" office:value-type="string">
            <text:p text:style-name="P5">Ubuntu Server</text:p>
          </table:table-cell>
        </table:table-row>
        <table:table-row>
          <table:table-cell table:style-name="Tabla1.A2" office:value-type="string">
            <text:p text:style-name="P5">Coste</text:p>
          </table:table-cell>
          <table:table-cell table:style-name="Tabla1.A2" office:value-type="string">
            <text:p text:style-name="P5">Licencia de pago.</text:p>
          </table:table-cell>
          <table:table-cell table:style-name="Tabla1.A2" office:value-type="string">
            <text:p text:style-name="P5">Gratuito.</text:p>
          </table:table-cell>
        </table:table-row>
        <table:table-row>
          <table:table-cell table:style-name="Tabla1.A2" office:value-type="string">
            <text:p text:style-name="P5">Recursos</text:p>
          </table:table-cell>
          <table:table-cell table:style-name="Tabla1.A2" office:value-type="string">
            <text:p text:style-name="P5">Necesita más recursos.</text:p>
          </table:table-cell>
          <table:table-cell table:style-name="Tabla1.A2" office:value-type="string">
            <text:p text:style-name="P5">Bajo consumo.</text:p>
          </table:table-cell>
        </table:table-row>
        <table:table-row>
          <table:table-cell table:style-name="Tabla1.A2" office:value-type="string">
            <text:p text:style-name="P5">Seguridad</text:p>
          </table:table-cell>
          <table:table-cell table:style-name="Tabla1.A2" office:value-type="string">
            <text:p text:style-name="P6">Más virus, pero con SAT.</text:p>
          </table:table-cell>
          <table:table-cell table:style-name="Tabla1.A2" office:value-type="string">
            <text:p text:style-name="P6">Más seguro pero sin SAT.</text:p>
          </table:table-cell>
        </table:table-row>
        <table:table-row>
          <table:table-cell table:style-name="Tabla1.A2" office:value-type="string">
            <text:p text:style-name="P5">Facilidad de uso</text:p>
          </table:table-cell>
          <table:table-cell table:style-name="Tabla1.A2" office:value-type="string">
            <text:p text:style-name="P6">GUI intuitiva y fácil.</text:p>
          </table:table-cell>
          <table:table-cell table:style-name="Tabla1.A2" office:value-type="string">
            <text:p text:style-name="P6">Basado por comandos y terminal.</text:p>
          </table:table-cell>
        </table:table-row>
        <table:table-row table:style-name="Tabla1.6">
          <table:table-cell table:style-name="Tabla1.A2" office:value-type="string">
            <text:p text:style-name="P5">Compatibilidad</text:p>
          </table:table-cell>
          <table:table-cell table:style-name="Tabla1.A2" office:value-type="string">
            <text:p text:style-name="P6">Mucha compatibilidad con software empresarial.</text:p>
          </table:table-cell>
          <table:table-cell table:style-name="Tabla1.A2" office:value-type="string">
            <text:p text:style-name="P6">Limitada solo a algunos entornos empresariales.</text:p>
          </table:table-cell>
        </table:table-row>
      </table:table>
      <text:p text:style-name="P2"/>
      <text:p text:style-name="P2"/>
      <text:p text:style-name="P4">5. Conclusiones</text:p>
      <text:p text:style-name="P4"/>
      <text:p text:style-name="P2">1. Virtualización exitosa: Se logró instalar y configurar correctamente ambas máquinas virtuales en VirtualBox.</text:p>
      <text:p text:style-name="P2">2. Comunicación efectiva: Las VMs se comunicaron sin problemas mediante IPs estáticas en la misma red.</text:p>
      <text:p text:style-name="P2">3. Elección del sistema operativo:</text:p>
      <text:p text:style-name="P2"><text:s text:c="2"/>- Windows Server es ideal para entornos empresariales que requieren GUI y compatibilidad con software propietario.</text:p>
      <text:p text:style-name="P2"><text:s text:c="2"/>- Ubuntu Server es más adecuado para proyectos con limitaciones de presupuesto o que requieran <text:s text:c="2"/>eficiencia en recursos.</text:p>
      <text:p text:style-name="P2">4. Recomendación final: La elección entre ambos sistemas depende del uso específico. Para entornos críticos con soporte técnico, Windows Server es preferible. Para servidores ligeros y personalizados, Ubuntu Server es la mejor opción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9:12:51.814422977</meta:creation-date>
    <dc:date>2025-06-12T19:27:24.066740500</dc:date>
    <meta:editing-duration>PT12M4S</meta:editing-duration>
    <meta:editing-cycles>4</meta:editing-cycles>
    <meta:generator>LibreOffice/24.8.7.2$Linux_X86_64 LibreOffice_project/f4f281f562fb585d46b0af5755dfe1eb6adc047f</meta:generator>
    <meta:document-statistic meta:table-count="1" meta:image-count="0" meta:object-count="0" meta:page-count="2" meta:paragraph-count="63" meta:word-count="456" meta:character-count="3103" meta:non-whitespace-character-count="2649"/>
  </office:meta>
</office:document-meta>
</file>